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  <style:font-face style:name="Helvetica" svg:font-family="Helvetica"/>
  </office:font-face-decls>
  <office:automatic-styles>
    <style:style style:family="text" style:name="T1" style:display-name="T1">
      <style:text-properties style:font-name="Times New Roman" fo:font-weight="bold"/>
    </style:style>
    <style:style style:family="text" style:name="T2" style:display-name="T2">
      <style:text-properties style:font-name="Times New Roman"/>
    </style:style>
    <style:style style:family="text" style:name="T3" style:display-name="T3">
      <style:text-properties fo:color="#000000" style:font-name="Times New Roman" fo:font-size="12pt" fo:language="fr" fo:country="FR" fo:font-weight="normal"/>
    </style:style>
    <style:style style:family="text" style:name="T4" style:display-name="T4">
      <style:text-properties style:font-name="Helvetica"/>
    </style:style>
    <style:style style:family="paragraph" style:name="P10" style:display-name="P10" style:parent-style-name="Standard">
      <style:paragraph-properties fo:text-align="center" fo:widows="2" fo:orphans="2"/>
      <style:text-properties style:font-name="Times New Roman"/>
    </style:style>
    <style:style style:family="paragraph" style:name="P11" style:display-name="P11" style:parent-style-name="Title">
      <style:paragraph-properties fo:text-align="left" fo:break-before="page"/>
    </style:style>
    <style:style style:family="paragraph" style:name="P12" style:display-name="P12" style:parent-style-name="Standard">
      <style:paragraph-properties fo:widows="2" fo:orphans="2" fo:margin-top="0cm" fo:margin-bottom="0.065cm"/>
      <style:text-properties style:font-name="Helvetica" fo:font-size="14pt"/>
    </style:style>
    <style:style style:family="paragraph" style:name="P13" style:display-name="P13" style:parent-style-name="Standard">
      <style:paragraph-properties fo:text-indent="0cm" fo:widows="2" fo:orphans="2" fo:margin-left="1.693cm" fo:margin-right="0cm" fo:margin-top="0cm" fo:margin-bottom="0.065cm"/>
    </style:style>
    <style:style style:family="paragraph" style:name="P1" style:display-name="P1" style:parent-style-name="Standard">
      <style:paragraph-properties fo:widows="2" fo:orphans="2" fo:margin-top="0cm" fo:margin-bottom="0.212cm"/>
      <style:text-properties style:font-name="Times New Roman" fo:font-size="14pt"/>
    </style:style>
    <style:style style:family="paragraph" style:name="P2" style:display-name="P2" style:parent-style-name="Standard">
      <style:paragraph-properties fo:text-align="center" fo:widows="2" fo:orphans="2" fo:margin-top="0.423cm" fo:margin-bottom="0.212cm"/>
      <style:text-properties style:font-name="Arial" fo:font-weight="bold"/>
    </style:style>
    <style:style style:family="paragraph" style:name="P3" style:display-name="P3" style:parent-style-name="Standard">
      <style:paragraph-properties fo:text-align="center" fo:widows="2" fo:orphans="2" fo:margin-top="0cm" fo:margin-bottom="0.212cm"/>
      <style:text-properties style:font-name="Times New Roman"/>
    </style:style>
    <style:style style:family="paragraph" style:name="P4" style:display-name="P4" style:parent-style-name="Standard">
      <style:paragraph-properties fo:widows="2" fo:orphans="2" fo:margin-top="0cm" fo:margin-bottom="0.212cm"/>
      <style:text-properties style:font-name="Times New Roman"/>
    </style:style>
    <style:style style:family="paragraph" style:name="P5" style:display-name="P5" style:parent-style-name="Standard">
      <style:paragraph-properties fo:widows="2" fo:orphans="2" fo:margin-top="0cm" fo:margin-bottom="0.212cm"/>
      <style:text-properties style:font-name="Times New Roman" fo:font-size="11pt" fo:font-weight="bold"/>
    </style:style>
    <style:style style:family="paragraph" style:name="P6" style:display-name="P6" style:parent-style-name="Standard">
      <style:paragraph-properties fo:widows="2" fo:orphans="2"/>
      <style:text-properties style:font-name="Times New Roman" fo:font-weight="bold"/>
    </style:style>
    <style:style style:family="paragraph" style:name="P7" style:display-name="P7" style:parent-style-name="Standard">
      <style:paragraph-properties fo:widows="2" fo:orphans="2"/>
      <style:text-properties style:font-name="Times"/>
    </style:style>
    <style:style style:family="paragraph" style:name="P8" style:display-name="P8" style:parent-style-name="Standard">
      <style:paragraph-properties fo:widows="2" fo:orphans="2"/>
      <style:text-properties style:font-name="Times New Roman"/>
    </style:style>
    <style:style style:family="paragraph" style:name="P9" style:display-name="P9" style:parent-style-name="Standard">
      <style:paragraph-properties fo:widows="2" fo:orphans="2"/>
    </style:style>
    <style:style style:family="paragraph" style:name="P16" style:display-name="P16" style:parent-style-name="Standard">
      <style:paragraph-properties fo:text-indent="1.249cm" fo:widows="2" fo:orphans="2" fo:margin-left="0cm" fo:margin-right="0cm" fo:margin-top="0cm" fo:margin-bottom="0.065cm"/>
      <style:text-properties style:font-name="Helvetica"/>
    </style:style>
    <style:style style:family="paragraph" style:name="P14" style:display-name="P14" style:parent-style-name="Standard">
      <style:paragraph-properties fo:widows="2" fo:orphans="2" fo:margin-top="0cm" fo:margin-bottom="0.065cm"/>
      <style:text-properties style:font-name="Helvetica"/>
    </style:style>
    <style:style style:family="paragraph" style:name="P15" style:display-name="P15" style:parent-style-name="Standard">
      <style:paragraph-properties fo:text-indent="0cm" fo:widows="2" fo:orphans="2" fo:margin-left="1.693cm" fo:margin-right="0cm" fo:margin-top="0cm" fo:margin-bottom="0.065cm"/>
      <style:text-properties style:font-name="Helvetica"/>
    </style:style>
    <style:style style:family="paragraph" style:name="P17" style:display-name="P17" style:parent-style-name="Standard">
      <style:paragraph-properties fo:widows="2" fo:orphans="2"/>
      <style:text-properties style:font-name="Helvetica"/>
    </style:style>
    <style:style style:family="section" style:name="Sect1" style:display-name="Sect1"/>
    <style:style style:family="table" style:name="Table3" style:display-name="Table3">
      <style:table-properties style:width="0.000000" table:align="margins" fo:margin-left="-0.191cm"/>
    </style:style>
    <style:style style:family="table" style:name="Table4" style:display-name="Table4">
      <style:table-properties style:width="0.000000" table:align="margins" fo:margin-left="-0.191cm"/>
    </style:style>
    <style:style style:family="table" style:name="Table1" style:display-name="Table1">
      <style:table-properties style:width="0.000000" table:align="margins" fo:margin-left="-0.191cm"/>
    </style:style>
    <style:style style:family="table" style:name="Table2" style:display-name="Table2">
      <style:table-properties style:width="0.000000" table:align="margins" fo:margin-left="-0.191cm"/>
    </style:style>
    <style:style style:family="table-cell" style:name="Table4-col3-row2" style:display-name="Table4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3" style:display-name="Table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3" style:display-name="Table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2" style:display-name="Table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3-row1" style:display-name="Table4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2" style:display-name="Table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3" style:display-name="Table1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4-row1" style:display-name="Table4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4-row2" style:display-name="Table4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2" style:display-name="Table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1" style:display-name="Table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5-row1" style:display-name="Table4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5-row2" style:display-name="Table4_col5_row2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.499cm" fo:margin-bottom="2.499cm" fo:margin-left="2.499cm" fo:margin-right="2.499cm"/>
    </style:page-layout>
    <style:page-layout style:name="Standard">
      <style:page-layout-properties fo:margin-top="2.499cm" fo:margin-bottom="2.499cm" fo:margin-left="2.499cm" fo:margin-right="2.499cm"/>
    </style:page-layout>
  </office:automatic-styles>
  <office:body>
    <office:text>
      <text:section text:style-name="Sect1" text:name="Section1">
        <text:p text:style-name="P1">GROUPE C</text:p>
        <text:p text:style-name="P2"/>
        <text:p text:style-name="P2">Ordre du jour réunion externe 3</text:p>
        <text:p text:style-name="P3"/>
        <text:p text:style-name="P4"/>
        <text:p text:style-name="P5">Acteurs :</text:p>
        <table:table table:name="Table1" table:style-name="Table1">
          <table:table-column/>
          <table:table-column/>
          <table:table-column/>
          <table:table-row>
            <table:table-cell table:style-name="Table1_col1_row1">
              <text:p text:style-name="P6">Acteurs</text:p>
            </table:table-cell>
            <table:table-cell table:style-name="Table1_col2_row1">
              <text:p text:style-name="P6">Approbateurs</text:p>
            </table:table-cell>
            <table:table-cell table:style-name="Table1_col3_row1">
              <text:p text:style-name="P6">Validation</text:p>
            </table:table-cell>
          </table:table-row>
          <table:table-row>
            <table:table-cell table:style-name="Table1_col1_row2">
              <text:p text:style-name="P7">Clément CARLES</text:p>
            </table:table-cell>
            <table:table-cell table:style-name="Table1_col2_row2">
              <text:p text:style-name="P7"/>
            </table:table-cell>
            <table:table-cell table:style-name="Table1_col3_row2">
              <text:p text:style-name="P8">Olivier MICHALON </text:p>
            </table:table-cell>
          </table:table-row>
          <table:table-row>
            <table:table-cell table:style-name="Table1_col1_row3">
              <text:p text:style-name="P9"><text:span text:style-name="T1">Rédigé le</text:span><text:span text:style-name="T2"> : 11/11/2013</text:span></text:p>
            </table:table-cell>
            <table:table-cell table:style-name="Table1_col2_row3">
              <text:p text:style-name="P9"><text:span text:style-name="T1">Approuvé le</text:span><text:span text:style-name="T2"> :</text:span></text:p>
            </table:table-cell>
            <table:table-cell table:style-name="Table1_col3_row3">
              <text:p text:style-name="P9"><text:span text:style-name="T1">Validé le </text:span><text:span text:style-name="T2">:</text:span></text:p>
            </table:table-cell>
          </table:table-row>
        </table:table>
        <text:p text:style-name="P4"/>
        <text:p text:style-name="P5">Diffusion :</text:p>
        <table:table table:name="Table2" table:style-name="Table2">
          <table:table-column/>
          <table:table-column/>
          <table:table-row>
            <table:table-cell table:style-name="Table2_col1_row1">
              <text:p text:style-name="P6">Diffusion</text:p>
            </table:table-cell>
            <table:table-cell table:style-name="Table2_col2_row1">
              <text:p text:style-name="P6">Externe</text:p>
            </table:table-cell>
          </table:table-row>
          <table:table-row>
            <table:table-cell table:style-name="Table2_col1_row2">
              <text:p text:style-name="P8">À :</text:p>
            </table:table-cell>
            <table:table-cell table:style-name="Table2_col2_row2">
              <text:p text:style-name="P8">Charles CHRISTMAS</text:p>
            </table:table-cell>
          </table:table-row>
          <table:table-row>
            <table:table-cell table:style-name="Table2_col1_row3">
              <text:p text:style-name="P8">Copie à :</text:p>
            </table:table-cell>
            <table:table-cell table:style-name="Table2_col2_row3">
              <text:p text:style-name="P8">Olivier MICHALON </text:p>
              <text:p text:style-name="P7">Jérémy VAZ BORGES </text:p>
              <text:p text:style-name="P7">Quentin CHEYNET</text:p>
              <text:p text:style-name="P7">Sébastien TROUSSE</text:p>
              <text:p text:style-name="P7">Jean-Philippe HUGUET</text:p>
              <text:p text:style-name="P7">Guillaume BROC </text:p>
              <text:p text:style-name="P7">Clément CARLES</text:p>
            </table:table-cell>
          </table:table-row>
        </table:table>
        <text:p text:style-name="P4"/>
        <text:p text:style-name="P5">Document de référence :</text:p>
        <table:table table:name="Table3" table:style-name="Table3">
          <table:table-column/>
          <table:table-column/>
          <table:table-row>
            <table:table-cell table:style-name="Table3_col1_row1">
              <text:p text:style-name="P6">Libellé</text:p>
            </table:table-cell>
            <table:table-cell table:style-name="Table3_col2_row1">
              <text:p text:style-name="P6">Document</text:p>
            </table:table-cell>
          </table:table-row>
          <table:table-row>
            <table:table-cell table:style-name="Table3_col1_row2">
              <text:p text:style-name="P8"/>
            </table:table-cell>
            <table:table-cell table:style-name="Table3_col2_row2">
              <text:p text:style-name="P8"/>
            </table:table-cell>
          </table:table-row>
        </table:table>
        <text:p text:style-name="P4"/>
        <text:p text:style-name="P5">Historique :</text:p>
        <table:table table:name="Table4" table:style-name="Table4">
          <table:table-column/>
          <table:table-column/>
          <table:table-column/>
          <table:table-column/>
          <table:table-column/>
          <table:table-row>
            <table:table-cell table:style-name="Table4_col1_row1">
              <text:p text:style-name="P6">N° Version</text:p>
            </table:table-cell>
            <table:table-cell table:style-name="Table4_col2_row1">
              <text:p text:style-name="P6">Acteurs</text:p>
            </table:table-cell>
            <table:table-cell table:style-name="Table4_col3_row1">
              <text:p text:style-name="P6">Approbateurs</text:p>
            </table:table-cell>
            <table:table-cell table:style-name="Table4_col4_row1">
              <text:p text:style-name="P6">Date</text:p>
            </table:table-cell>
            <table:table-cell table:style-name="Table4_col5_row1">
              <text:p text:style-name="P6">Historique des évolutions</text:p>
            </table:table-cell>
          </table:table-row>
          <table:table-row>
            <table:table-cell table:style-name="Table4_col1_row2">
              <text:p text:style-name="P6">1.0</text:p>
            </table:table-cell>
            <table:table-cell table:style-name="Table4_col2_row2">
              <text:p text:style-name="P7"><text:span text:style-name="T3">Clément CARLES</text:span></text:p>
            </table:table-cell>
            <table:table-cell table:style-name="Table4_col3_row2">
              <text:p text:style-name="P7"/>
            </table:table-cell>
            <table:table-cell table:style-name="Table4_col4_row2">
              <text:p text:style-name="P10">11/11/13</text:p>
            </table:table-cell>
            <table:table-cell table:style-name="Table4_col5_row2">
              <text:p text:style-name="P8">Création du document</text:p>
            </table:table-cell>
          </table:table-row>
        </table:table>
        <text:p text:style-name="P1"/>
        <text:p text:style-name="Normal"/>
        <text:p/>
        <text:p text:style-name="P11">L’ordre du jour sera</text:p>
        <text:p text:style-name="P12"/>
        <text:p text:style-name="P12"/>
        <text:p text:style-name="P12"/>
        <text:p text:style-name="P12">I. Dernières avancées</text:p>
        <text:p text:style-name="P13"><text:span text:style-name="T4">1. Présentation et validation de l’interface graphique et des contrôles .</text:span></text:p>
        <text:p text:style-name="P13"><text:span text:style-name="T4">2. Présentation et validation de la partie réseaux.</text:span> </text:p>
        <text:p text:style-name="P14"/>
        <text:p text:style-name="P15"/>
        <text:p text:style-name="P12">II. Autres</text:p>
        <text:p text:style-name="P16">3. Questions diverses</text:p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  <style:font-face style:name="Times" svg:font-family="Times"/>
    <style:font-face style:name="Calibri" svg:font-family="Calibri"/>
    <style:font-face style:name="Helvetica" svg:font-family="Helvetica"/>
  </office:font-face-decls>
  <office:styles>
    <style:default-style style:family="paragraph">
      <style:paragraph-properties style:tab-stop-distance="1.251cm"/>
    </style:default-style>
    <style:style style:family="text" style:name="Internet-link-text-text" style:display-name="Internet link_text_text" style:next-style-name="Internet-link-text-text">
      <style:text-properties fo:color="#0000ff" style:text-underline-type="single"/>
    </style:style>
    <style:style style:family="paragraph" style:name="Subtitle" style:display-name="Subtitle" style:parent-style-name="Standard" style:next-style-name="Text-body">
      <style:paragraph-properties fo:text-align="center"/>
      <style:text-properties fo:color="#4f81bd" style:font-name="Calibri" fo:font-size="14pt" fo:font-style="italic"/>
    </style:style>
    <style:style style:family="paragraph" style:name="Title" style:display-name="Title" style:parent-style-name="Standard" style:next-style-name="Subtitle">
      <style:paragraph-properties fo:text-align="center" fo:margin-top="0cm" fo:margin-bottom="0.529cm" fo:border-bottom="0.035cm solid #4f81bd" fo:padding-left="0cm" fo:padding-right="0cm" fo:padding-top="0cm"/>
      <style:text-properties fo:color="#17365d" style:font-name="Calibri" fo:font-size="26pt" fo:font-weight="bold"/>
    </style:style>
    <style:style style:family="paragraph" style:name="Heading" style:display-name="Heading" style:parent-style-name="Standard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Standard" style:next-style-name="Caption">
      <style:paragraph-properties fo:margin-top="0.212cm" fo:margin-bottom="0.212cm"/>
      <style:text-properties fo:font-size="12pt" fo:font-style="italic"/>
    </style:style>
    <style:style style:family="paragraph" style:name="Standard" style:display-name="Standard" style:next-style-name="Standard">
      <style:paragraph-properties fo:widows="2" fo:orphans="2" style:writing-mode="lr"/>
    </style:style>
    <style:style style:family="paragraph" style:name="Text-body" style:display-name="Text body" style:parent-style-name="Standard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-1" style:display-name="Heading 1" style:parent-style-name="Standard" style:next-style-name="Text-body">
      <style:paragraph-properties fo:margin-top="0.847cm" fo:margin-bottom="0cm" fo:keep-with-next="always"/>
      <style:text-properties fo:color="#345a8a" style:font-name="Calibri" fo:font-size="16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2.499cm" fo:margin-bottom="2.499cm" fo:margin-left="2.499cm" fo:margin-right="2.499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Jp H</meta:initial-creator>
    <meta:creation-date>2013-11-04T14:14:00</meta:creation-date>
    <dc:date>2013-11-04T22:55:34.37</dc:date>
    <meta:print-date>2013-11-04T14:08:00</meta:print-date>
  </office:meta>
</office:document-meta>
</file>